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43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28.65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0.2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2.49pt solid #000000" fo:background-color="#2a6099" style:text-align-source="fix" style:repeat-content="false" fo:wrap-option="wrap" fo:border-left="2.49pt solid #000000" fo:border-right="0.06pt solid #3465a4" fo:border-top="2.4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74pt solid #2a6099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74pt solid #2a6099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2a6099" style:text-align-source="fix" style:repeat-content="false" fo:wrap-option="wrap" fo:border="2.4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2.49pt solid #000000" fo:background-color="#2a6099" style:text-align-source="fix" style:repeat-content="false" fo:wrap-option="wrap" fo:border-left="0.06pt solid #3465a4" fo:border-right="0.06pt solid #3465a4" fo:border-top="2.4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2a6099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Hoja1.A2">
          <table:error-message table:message-type="stop" table:display="true"/>
        </table:content-validation>
        <table:content-validation table:name="val2" table:condition="of:cell-content-is-in-list(tblTipo)" table:allow-empty-cell="true" table:display-list="unsorted" table:base-cell-address="Hoja1.B2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10"/>
        <table:table-row table:style-name="ro1">
          <table:table-cell table:style-name="ce1" office:value-type="string" calcext:value-type="string">
            <text:p>Fecha Detección</text:p>
          </table:table-cell>
          <table:table-cell table:style-name="ce4" office:value-type="string" calcext:value-type="string">
            <text:p>Tipo</text:p>
          </table:table-cell>
          <table:table-cell table:style-name="ce5" office:value-type="string" calcext:value-type="string">
            <text:p>Descripción</text:p>
          </table:table-cell>
          <table:table-cell table:style-name="ce4" office:value-type="string" calcext:value-type="string">
            <text:p>Análisis de Causa</text:p>
          </table:table-cell>
          <table:table-cell table:style-name="ce5" office:value-type="string" calcext:value-type="string">
            <text:p>Solución</text:p>
          </table:table-cell>
          <table:table-cell table:style-name="ce4" office:value-type="string" calcext:value-type="string">
            <text:p>Fecha Solución</text:p>
          </table:table-cell>
        </table:table-row>
        <table:table-row table:style-name="ro2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Falta vista para manejo de Responsable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/>
          <table:table-cell table:content-validation-name="val1"/>
        </table:table-row>
        <table:table-row table:style-name="ro3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En las vistas de Manejo de las diferentes acciones no se muestran los responsables si no áreas y usuario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 office:value-type="string" calcext:value-type="string">
            <text:p>Se agregaron los responsables en las vistas de editar acciones.</text:p>
            <text:p>Se visualizan los responsables, nombre completo de los usuarios y el área a la que pertenecen.</text:p>
          </table:table-cell>
          <table:table-cell table:style-name="ce2" table:content-validation-name="val1" office:value-type="date" office:date-value="2019-12-03" calcext:value-type="date">
            <text:p>03/12/19</text:p>
          </table:table-cell>
        </table:table-row>
        <table:table-row table:style-name="ro4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Mejora</text:p>
          </table:table-cell>
          <table:table-cell office:value-type="string" calcext:value-type="string">
            <text:p>Probabilidad de editar texto de acciones/actividades luego de implementadas (aunque no se modifique la fecha).</text:p>
          </table:table-cell>
          <table:table-cell office:value-type="string" calcext:value-type="string">
            <text:p>Luego de implementada o cerrada la acción se debe limitar el tipo de edición del registro de forma de minimizar el riesgo de insertar errores.</text:p>
          </table:table-cell>
          <table:table-cell/>
          <table:table-cell table:content-validation-name="val1"/>
        </table:table-row>
        <table:table-row table:style-name="ro4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Mejora</text:p>
          </table:table-cell>
          <table:table-cell office:value-type="string" calcext:value-type="string">
            <text:p>Probabilidad de indicar que se implementó una acción o actividad cuando el responsable definido es otro usuario.</text:p>
          </table:table-cell>
          <table:table-cell office:value-type="string" calcext:value-type="string">
            <text:p>Asegurar que el responsable de cada acción sea quien tiene la capacidad de definir si es eficaz o fue correctamente implementada.</text:p>
          </table:table-cell>
          <table:table-cell/>
          <table:table-cell table:content-validation-name="val1"/>
        </table:table-row>
        <table:table-row table:style-name="ro5">
          <table:table-cell table:style-name="ce2" table:content-validation-name="val1" office:value-type="date" office:date-value="2019-12-03" calcext:value-type="date">
            <text:p>03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En las vistas de Manejo de Actividades no se muestran los responsables si no áreas y usuario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/>
          <table:table-cell table:content-validation-name="val1"/>
        </table:table-row>
        <table:table-row table:style-name="ro6" table:number-rows-repeated="24">
          <table:table-cell table:content-validation-name="val1"/>
          <table:table-cell table:content-validation-name="val2"/>
          <table:table-cell table:number-columns-repeated="3"/>
          <table:table-cell table:content-validation-name="val1"/>
        </table:table-row>
        <table:table-row table:style-name="ro6">
          <table:table-cell table:content-validation-name="val1"/>
          <table:table-cell table:content-validation-name="val2"/>
          <table:table-cell table:number-columns-repeated="3"/>
          <table:table-cell table:content-validation-name="val1"/>
        </table:table-row>
      </table:table>
      <table:table table:name="Aux" table:style-name="ta1">
        <table:table-column table:style-name="co2" table:default-cell-style-name="ce8"/>
        <table:table-row table:style-name="ro6">
          <table:table-cell table:style-name="ce7" office:value-type="string" calcext:value-type="string">
            <text:p>Tipo</text:p>
          </table:table-cell>
        </table:table-row>
        <table:table-row table:style-name="ro6">
          <table:table-cell office:value-type="string" calcext:value-type="string">
            <text:p>Mejora</text:p>
          </table:table-cell>
        </table:table-row>
        <table:table-row table:style-name="ro6">
          <table:table-cell office:value-type="string" calcext:value-type="string">
            <text:p>Tarea</text:p>
          </table:table-cell>
        </table:table-row>
        <table:table-row table:style-name="ro6">
          <table:table-cell office:value-type="string" calcext:value-type="string">
            <text:p>Corrección</text:p>
          </table:table-cell>
        </table:table-row>
      </table:table>
      <table:named-expressions>
        <table:named-range table:name="tblTipo" table:base-cell-address="$Aux.$A$2" table:cell-range-address="$Aux.$A$2:.$A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2:30:11.4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iego J. Pérez</meta:initial-creator>
    <meta:creation-date>2019-12-02T22:31:10.105000000</meta:creation-date>
    <dc:date>2019-12-03T22:38:33.577000000</dc:date>
    <meta:editing-duration>PT28M53S</meta:editing-duration>
    <meta:editing-cycles>6</meta:editing-cycles>
    <meta:generator>LibreOfficeDev/6.4.0.0.beta1$Windows_X86_64 LibreOffice_project/4d7e5b0c40ed843384704eca3ce21981d4e98920</meta:generator>
    <meta:document-statistic meta:table-count="2" meta:cell-count="32" meta:object-count="0"/>
  </office:meta>
</office:document-meta>
</file>